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 style:list-style-name="">
      <style:paragraph-properties style:text-autospace="none"/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P4" style:family="paragraph" style:parent-style-name="Standard" style:list-style-name="">
      <style:paragraph-properties style:text-autospace="none"/>
      <style:text-properties fo:color="#bf0000" style:font-name="Lucida Console" fo:font-size="9pt" style:font-name-asian="Lucida Console" style:font-size-asian="9pt" style:font-name-complex="Lucida Console" style:font-size-complex="9pt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fo:color="#bf0000" style:font-name="Lucida Console" fo:font-size="9pt" style:font-name-asian="Lucida Console" style:font-size-asian="9pt" style:font-name-complex="Lucida Console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NanaPa@LAPTOP-SU1HNRGN </text:span><text:span text:style-name="T2">MINGW64 </text:span><text:span text:style-name="T3">/</text:span></text:p>
      <text:p text:style-name="P2">$ cd</text:p>
      <text:p text:style-name="P2"/>
      <text:p text:style-name="P1"><text:span text:style-name="T1">NanaPa@LAPTOP-SU1HNRGN </text:span><text:span text:style-name="T2">MINGW64 </text:span><text:span text:style-name="T3">~</text:span></text:p>
      <text:p text:style-name="P2">$ cd jimruns.github.io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status</text:p>
      <text:p text:style-name="P2">bash: gitstatus: command not found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status</text:p>
      <text:p text:style-name="P2">On branch master</text:p>
      <text:p text:style-name="P2">Your branch is ahead of 'origin/master' by 5 commits.</text:p>
      <text:p text:style-name="P2"><text:s text:c="2"/>(use "git push" to publish your local commits)</text:p>
      <text:p text:style-name="P2">Changes to be committed:</text:p>
      <text:p text:style-name="P2"><text:s text:c="2"/>(use "git reset HEAD &lt;file&gt;..." to unstage)</text:p>
      <text:p text:style-name="P2"/>
      <text:p text:style-name="P1"><text:span text:style-name="T5"><text:s text:c="8"/></text:span><text:span text:style-name="T1">modified: <text:s text:c="2"/>LICENSE.txt</text:span></text:p>
      <text:p text:style-name="P1"><text:span text:style-name="T5"><text:s text:c="8"/></text:span><text:span text:style-name="T1">modified: <text:s text:c="2"/>README.txt</text:span></text:p>
      <text:p text:style-name="P1"><text:span text:style-name="T5"><text:s text:c="8"/></text:span><text:span text:style-name="T1">modified: <text:s text:c="2"/>assets/css/images/close.svg</text:span></text:p>
      <text:p text:style-name="P1"><text:span text:style-name="T5"><text:s text:c="8"/></text:span><text:span text:style-name="T1">modified: <text:s text:c="2"/>assets/js/ie/backgroundsize.min.htc</text:span></text:p>
      <text:p text:style-name="P1"><text:span text:style-name="T5"><text:s text:c="8"/></text:span><text:span text:style-name="T1">modified: <text:s text:c="2"/>assets/js/jquery.scrollex.min.js</text:span></text:p>
      <text:p text:style-name="P1"><text:span text:style-name="T5"><text:s text:c="8"/></text:span><text:span text:style-name="T1">modified: <text:s text:c="2"/>assets/js/main.js</text:span></text:p>
      <text:p text:style-name="P1"><text:span text:style-name="T5"><text:s text:c="8"/></text:span><text:span text:style-name="T1">modified: <text:s text:c="2"/>assets/js/skel.min.js</text:span></text:p>
      <text:p text:style-name="P1"><text:span text:style-name="T5"><text:s text:c="8"/></text:span><text:span text:style-name="T1">modified: <text:s text:c="2"/>assets/js/util.js</text:span></text:p>
      <text:p text:style-name="P1"><text:span text:style-name="T5"><text:s text:c="8"/></text:span><text:span text:style-name="T1">modified: <text:s text:c="2"/>assets/sass/base/_page.scss</text:span></text:p>
      <text:p text:style-name="P1"><text:span text:style-name="T5"><text:s text:c="8"/></text:span><text:span text:style-name="T1">modified: <text:s text:c="2"/>assets/sass/base/_typography.scss</text:span></text:p>
      <text:p text:style-name="P1"><text:span text:style-name="T5"><text:s text:c="8"/></text:span><text:span text:style-name="T1">modified: <text:s text:c="2"/>assets/sass/components/_box.scss</text:span></text:p>
      <text:p text:style-name="P1"><text:span text:style-name="T5"><text:s text:c="8"/></text:span><text:span text:style-name="T1">modified: <text:s text:c="2"/>assets/sass/components/_button.scss</text:span></text:p>
      <text:p text:style-name="P1"><text:span text:style-name="T5"><text:s text:c="8"/></text:span><text:span text:style-name="T1">modified: <text:s text:c="2"/>assets/sass/components/_features.scss</text:span></text:p>
      <text:p text:style-name="P1"><text:span text:style-name="T5"><text:s text:c="8"/></text:span><text:span text:style-name="T1">modified: <text:s text:c="2"/>assets/sass/components/_form.scss</text:span></text:p>
      <text:p text:style-name="P1"><text:span text:style-name="T5"><text:s text:c="8"/></text:span><text:span text:style-name="T1">modified: <text:s text:c="2"/>assets/sass/components/_icon.scss</text:span></text:p>
      <text:p text:style-name="P1"><text:span text:style-name="T5"><text:s text:c="8"/></text:span><text:span text:style-name="T1">modified: <text:s text:c="2"/>assets/sass/components/_image.scss</text:span></text:p>
      <text:p text:style-name="P1"><text:span text:style-name="T5"><text:s text:c="8"/></text:span><text:span text:style-name="T1">modified: <text:s text:c="2"/>assets/sass/components/_list.scss</text:span></text:p>
      <text:p text:style-name="P1"><text:span text:style-name="T5"><text:s text:c="8"/></text:span><text:span text:style-name="T1">modified: <text:s text:c="2"/>assets/sass/components/_section.scss</text:span></text:p>
      <text:p text:style-name="P1"><text:span text:style-name="T5"><text:s text:c="8"/></text:span><text:span text:style-name="T1">modified: <text:s text:c="2"/>assets/sass/components/_table.scss</text:span></text:p>
      <text:p text:style-name="P1"><text:span text:style-name="T5"><text:s text:c="8"/></text:span><text:span text:style-name="T1">modified: <text:s text:c="2"/>assets/sass/ie8.scss</text:span></text:p>
      <text:p text:style-name="P1"><text:span text:style-name="T5"><text:s text:c="8"/></text:span><text:span text:style-name="T1">modified: <text:s text:c="2"/>assets/sass/ie9.scss</text:span></text:p>
      <text:p text:style-name="P1"><text:span text:style-name="T5"><text:s text:c="8"/></text:span><text:span text:style-name="T1">modified: <text:s text:c="2"/>assets/sass/layout/_banner.scss</text:span></text:p>
      <text:p text:style-name="P1"><text:span text:style-name="T5"><text:s text:c="8"/></text:span><text:span text:style-name="T1">modified: <text:s text:c="2"/>assets/sass/layout/_footer.scss</text:span></text:p>
      <text:p text:style-name="P1"><text:span text:style-name="T5"><text:s text:c="8"/></text:span><text:span text:style-name="T1">modified: <text:s text:c="2"/>assets/sass/layout/_header.scss</text:span></text:p>
      <text:p text:style-name="P1"><text:span text:style-name="T5"><text:s text:c="8"/></text:span><text:span text:style-name="T1">modified: <text:s text:c="2"/>assets/sass/layout/_menu.scss</text:span></text:p>
      <text:p text:style-name="P1"><text:span text:style-name="T5"><text:s text:c="8"/></text:span><text:span text:style-name="T1">modified: <text:s text:c="2"/>assets/sass/layout/_wrapper.scss</text:span></text:p>
      <text:p text:style-name="P1"><text:span text:style-name="T5"><text:s text:c="8"/></text:span><text:span text:style-name="T1">modified: <text:s text:c="2"/>assets/sass/libs/_functions.scss</text:span></text:p>
      <text:p text:style-name="P1"><text:span text:style-name="T5"><text:s text:c="8"/></text:span><text:span text:style-name="T1">modified: <text:s text:c="2"/>assets/sass/libs/_mixins.scss</text:span></text:p>
      <text:p text:style-name="P1"><text:span text:style-name="T5"><text:s text:c="8"/></text:span><text:span text:style-name="T1">modified: <text:s text:c="2"/>assets/sass/libs/_skel.scss</text:span></text:p>
      <text:p text:style-name="P1"><text:span text:style-name="T5"><text:s text:c="8"/></text:span><text:span text:style-name="T1">modified: <text:s text:c="2"/>assets/sass/libs/_vars.scss</text:span></text:p>
      <text:p text:style-name="P1"><text:span text:style-name="T5"><text:s text:c="8"/></text:span><text:span text:style-name="T1">modified: <text:s text:c="2"/>assets/sass/main.scss</text:span></text:p>
      <text:p text:style-name="P1"><text:span text:style-name="T5"><text:s text:c="8"/></text:span><text:span text:style-name="T1">modified: <text:s text:c="2"/>elements.html</text:span></text:p>
      <text:p text:style-name="P1"><text:span text:style-name="T5"><text:s text:c="8"/></text:span><text:span text:style-name="T1">modified: <text:s text:c="2"/>generic.html</text:span></text:p>
      <text:p text:style-name="P1"><text:span text:style-name="T5"><text:s text:c="8"/></text:span><text:span text:style-name="T1">modified: <text:s text:c="2"/>index.html</text:span></text:p>
      <text:p text:style-name="P3"/>
      <text:p text:style-name="P2">Changes not staged for commit:</text:p>
      <text:p text:style-name="P2"><text:s text:c="2"/>(use "git add/rm &lt;file&gt;..." to update what will be committed)</text:p>
      <text:p text:style-name="P2"><text:s text:c="2"/>(use "git checkout -- &lt;file&gt;..." to discard changes in working directory)</text:p>
      <text:p text:style-name="P2"/>
      <text:p text:style-name="P1"><text:span text:style-name="T5"><text:s text:c="8"/></text:span><text:span text:style-name="T6">modified: <text:s text:c="2"/>JimLombardiTrainingandRacingLog.pdf</text:span></text:p>
      <text:p text:style-name="P1"><text:span text:style-name="T5"><text:s text:c="8"/></text:span><text:span text:style-name="T6">deleted: <text:s text:c="3"/>UsefulDocuments/Colton/ColtonData.ods</text:span></text:p>
      <text:p text:style-name="P1"><text:span text:style-name="T5"><text:s text:c="8"/></text:span><text:span text:style-name="T6">deleted: <text:s text:c="3"/>UsefulDocuments/Colton/ColtonData.pdf</text:span></text:p>
      <text:p text:style-name="P1"><text:span text:style-name="T5"><text:s text:c="8"/></text:span><text:span text:style-name="T6">deleted: <text:s text:c="3"/>UsefulDocuments/Colton/ColtonData.xls</text:span></text:p>
      <text:p text:style-name="P1"><text:span text:style-name="T5"><text:s text:c="8"/></text:span><text:span text:style-name="T6">deleted: <text:s text:c="3"/>UsefulDocuments/Colton/ColtonDatabackup.ods</text:span></text:p>
      <text:p text:style-name="P1"><text:span text:style-name="T5"><text:s text:c="8"/></text:span><text:span text:style-name="T6">deleted: <text:s text:c="3"/>UsefulDocuments/Colton/HeartRateMilesNewData.qda</text:span></text:p>
      <text:p text:style-name="P1"><text:span text:style-name="T5"><text:s text:c="8"/></text:span><text:span text:style-name="T6">deleted: <text:s text:c="3"/>UsefulDocuments/Colton/HeartRateMilesOldData.qda</text:span></text:p>
      <text:p text:style-name="P1"><text:span text:style-name="T5"><text:s text:c="8"/></text:span><text:span text:style-name="T6">deleted: <text:s text:c="3"/>UsefulDocuments/Colton/MilesHR1.qpc</text:span></text:p>
      <text:p text:style-name="P1"><text:span text:style-name="T5"><text:s text:c="8"/></text:span><text:span text:style-name="T6">deleted: <text:s text:c="3"/>UsefulDocuments/Colton/WeekStartsSundayColtonData.ods</text:span></text:p>
      <text:p text:style-name="P1"><text:span text:style-name="T5"><text:s text:c="8"/></text:span><text:span text:style-name="T6">deleted: <text:s text:c="3"/>UsefulDocuments/Colton/WeekStartsSundayColtonDataBack.ods</text:span></text:p>
      <text:p text:style-name="P1"><text:span text:style-name="T5"><text:s text:c="8"/></text:span><text:span text:style-name="T6">deleted: <text:s text:c="3"/>UsefulDocuments/Colton/WeekStartsSundayFinal.ods</text:span></text:p>
      <text:p text:style-name="P1"><text:span text:style-name="T5"><text:s text:c="8"/></text:span><text:span text:style-name="T6">deleted: <text:s text:c="3"/>UsefulDocuments/Colton/WeekStartsSundayFinal.pdf</text:span></text:p>
      <text:p text:style-name="P1"><text:span text:style-name="T5"><text:s text:c="8"/></text:span><text:span text:style-name="T6">deleted: <text:s text:c="3"/>UsefulDocuments/Colton/WeekStartsSundayFinal.xls</text:span></text:p>
      <text:p text:style-name="P1"><text:span text:style-name="T5"><text:s text:c="8"/></text:span><text:span text:style-name="T6">deleted: <text:s text:c="3"/>UsefulDocuments/Colton/WeekStartsSundayFinal2.ods</text:span></text:p>
      <text:p text:style-name="P1"><text:span text:style-name="T5"><text:s text:c="8"/></text:span><text:span text:style-name="T6">deleted: <text:s text:c="3"/>UsefulDocuments/Colton/WeekStartsSundayFinal2.pdf</text:span></text:p>
      <text:p text:style-name="P1"><text:span text:style-name="T5"><text:s text:c="8"/></text:span><text:span text:style-name="T6">deleted: <text:s text:c="3"/>UsefulDocuments/Colton/WeekStartsSundayFinal2.xls</text:span></text:p>
      <text:p text:style-name="P1"><text:soft-page-break/><text:span text:style-name="T5"><text:s text:c="8"/></text:span><text:span text:style-name="T6">modified: <text:s text:c="2"/>UsefulDocuments/RunningLog/LogA2018/JimLombardiTrainingandRacingLog.odt</text:span></text:p>
      <text:p text:style-name="P1"><text:span text:style-name="T5"><text:s text:c="8"/></text:span><text:span text:style-name="T6">modified: <text:s text:c="2"/>UsefulDocuments/RunningLog/LogA2018/LogA2018.odt</text:span></text:p>
      <text:p text:style-name="P4"/>
      <text:p text:style-name="P2">Untracked files:</text:p>
      <text:p text:style-name="P2"><text:s text:c="2"/>(use "git add &lt;file&gt;..." to include in what will be committed)</text:p>
      <text:p text:style-name="P2"/>
      <text:p text:style-name="P1"><text:span text:style-name="T5"><text:s text:c="8"/></text:span><text:span text:style-name="T6">UsefulDocuments/Race Reports/Colton/</text:span></text:p>
      <text:p text:style-name="P1"><text:span text:style-name="T5"><text:s text:c="8"/></text:span><text:span text:style-name="T6">UsefulDocuments/RunningLog/LogPrepForButler5Mile2017/Documents - Shortcut.lnk</text:span></text:p>
      <text:p text:style-name="P4"/>
      <text:p text:style-name="P4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add <text:s/>UsefulDocuments/RunningLog/LogA2018/LogA2018.odt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commit . -m "3 3 18"</text:p>
      <text:p text:style-name="P2">[master 34243e4] 3 3 18</text:p>
      <text:p text:style-name="P2"><text:s/>18 files changed, 0 insertions(+), 0 deletions(-)</text:p>
      <text:p text:style-name="P2"><text:s/>delete mode 100644 UsefulDocuments/Colton/ColtonData.ods</text:p>
      <text:p text:style-name="P2"><text:s/>delete mode 100644 UsefulDocuments/Colton/ColtonData.pdf</text:p>
      <text:p text:style-name="P2"><text:s/>delete mode 100644 UsefulDocuments/Colton/ColtonData.xls</text:p>
      <text:p text:style-name="P2"><text:s/>delete mode 100644 UsefulDocuments/Colton/ColtonDatabackup.ods</text:p>
      <text:p text:style-name="P2"><text:s/>delete mode 100644 UsefulDocuments/Colton/HeartRateMilesNewData.qda</text:p>
      <text:p text:style-name="P2"><text:s/>delete mode 100644 UsefulDocuments/Colton/HeartRateMilesOldData.qda</text:p>
      <text:p text:style-name="P2"><text:s/>delete mode 100644 UsefulDocuments/Colton/MilesHR1.qpc</text:p>
      <text:p text:style-name="P2"><text:s/>delete mode 100644 UsefulDocuments/Colton/WeekStartsSundayColtonData.ods</text:p>
      <text:p text:style-name="P2"><text:s/>delete mode 100644 UsefulDocuments/Colton/WeekStartsSundayColtonDataBack.ods</text:p>
      <text:p text:style-name="P2"><text:s/>delete mode 100644 UsefulDocuments/Colton/WeekStartsSundayFinal.ods</text:p>
      <text:p text:style-name="P2"><text:s/>delete mode 100644 UsefulDocuments/Colton/WeekStartsSundayFinal.pdf</text:p>
      <text:p text:style-name="P2"><text:s/>delete mode 100644 UsefulDocuments/Colton/WeekStartsSundayFinal.xls</text:p>
      <text:p text:style-name="P2"><text:s/>delete mode 100644 UsefulDocuments/Colton/WeekStartsSundayFinal2.ods</text:p>
      <text:p text:style-name="P2"><text:s/>delete mode 100644 UsefulDocuments/Colton/WeekStartsSundayFinal2.pdf</text:p>
      <text:p text:style-name="P2"><text:s/>delete mode 100644 UsefulDocuments/Colton/WeekStartsSundayFinal2.xls</text:p>
      <text:p text:style-name="P2"/>
      <text:p text:style-name="P1"><text:span text:style-name="T1">NanaPa@LAPTOP-SU1HNRGN </text:span><text:span text:style-name="T2">MINGW64 </text:span><text:span text:style-name="T3">~/jimruns.github.io</text:span><text:span text:style-name="T4"> (master)</text:span></text:p>
      <text:p text:style-name="P2">$ git push</text:p>
      <text:p text:style-name="P2">Logon failed, use ctrl+c to cancel basic credential prompt.</text:p>
      <text:p text:style-name="P2">Username for 'https://github.com/'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8-03-03T11:49:19.13</meta:creation-date>
    <meta:document-statistic meta:table-count="0" meta:image-count="0" meta:object-count="0" meta:page-count="2" meta:paragraph-count="98" meta:word-count="319" meta:character-count="5035"/>
    <dc:date>2018-03-03T11:50:21.56</dc:date>
    <dc:creator>James Lombardi</dc:creator>
    <meta:editing-duration>PT1M3S</meta:editing-duration>
    <meta:editing-cycles>1</meta:editing-cycles>
    <meta:generator>OpenOffice/4.1.2$Win32 OpenOffice.org_project/412m3$Build-9782</meta:generator>
  </office:meta>
</office:document-meta>
</file>